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565635812139877804"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6690298720333659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4437380553767325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7899831008956625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861651443722293331"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148863653722789589"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771356239193999333"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226008676450160988"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367582" text:continue-list="list4771356239193999333"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19033149521791277"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79301"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86463"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384326"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369166"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86349"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10"><text:span text:style-name="T2"/></text:p>
      <text:p text:style-name="P10"><text:span text:style-name="T2"/></text:p>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24"><text:span text:style-name="T25">Fri Jan 15, 2021 </text:span><text:span text:style-name="T26">4 miles</text:span><text:span text:style-name="T25"> on a very hilly course, more hills than yesterday</text:span></text:p>
      <text:p text:style-name="P124"><text:span text:style-name="T27">Time: 48:03, Pace: 12:01, Ave Heart Rate: 131 bpm, Sum of Ascents: 480 feet</text:span></text:p>
      <text:p text:style-name="P124"><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23"/>
      <text:p text:style-name="P10"/>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5674122761414763705"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16T16:14:24.64</dc:date>
    <dc:creator>James Lombardi</dc:creator>
    <meta:editing-duration>P9DT9H15M45S</meta:editing-duration>
    <meta:editing-cycles>792</meta:editing-cycles>
    <meta:generator>OpenOffice/4.1.2$Win32 OpenOffice.org_project/412m3$Build-9782</meta:generator>
    <meta:document-statistic meta:table-count="0" meta:image-count="3" meta:object-count="0" meta:page-count="89" meta:paragraph-count="2435" meta:word-count="27524" meta:character-count="140526"/>
  </office:meta>
</office:document-meta>
</file>